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officeooo:rsid="0010e0d4" officeooo:paragraph-rsid="0010e0d4"/>
    </style:style>
    <style:style style:name="P2" style:family="paragraph" style:parent-style-name="Standard">
      <style:paragraph-properties fo:line-height="100%" fo:text-align="center" style:justify-single-word="false"/>
      <style:text-properties officeooo:rsid="0010e0d4" officeooo:paragraph-rsid="0010e0d4"/>
    </style:style>
    <style:style style:name="P3" style:family="paragraph" style:parent-style-name="Standard">
      <style:paragraph-properties fo:margin-left="0in" fo:line-height="100%" fo:text-align="start" style:justify-single-word="false" fo:text-indent="0in" style:auto-text-indent="false"/>
      <style:text-properties officeooo:rsid="0010e0d4" officeooo:paragraph-rsid="0010e0d4"/>
    </style:style>
    <style:style style:name="P4" style:family="paragraph" style:parent-style-name="Standard" style:list-style-name="L1">
      <style:paragraph-properties fo:line-height="100%" fo:text-align="start" style:justify-single-word="false"/>
      <style:text-properties officeooo:rsid="0010e0d4" officeooo:paragraph-rsid="0010e0d4"/>
    </style:style>
    <style:style style:name="P5" style:family="paragraph" style:parent-style-name="Standard" style:list-style-name="L2">
      <style:paragraph-properties fo:line-height="100%" fo:text-align="start" style:justify-single-word="false"/>
      <style:text-properties officeooo:rsid="0014a204" officeooo:paragraph-rsid="0014a204"/>
    </style:style>
    <style:style style:name="P6" style:family="paragraph" style:parent-style-name="Standard">
      <style:paragraph-properties fo:line-height="100%" fo:text-align="start" style:justify-single-word="false"/>
      <style:text-properties officeooo:rsid="0010e0d4" officeooo:paragraph-rsid="0012ca36"/>
    </style:style>
    <style:style style:name="P7" style:family="paragraph" style:parent-style-name="Standard">
      <style:paragraph-properties fo:line-height="100%" fo:text-align="start" style:justify-single-word="false"/>
      <style:text-properties officeooo:rsid="0012b6ec" officeooo:paragraph-rsid="0012b6ec"/>
    </style:style>
    <style:style style:name="P8" style:family="paragraph" style:parent-style-name="Standard" style:list-style-name="L3">
      <style:paragraph-properties fo:line-height="100%" fo:text-align="start" style:justify-single-word="false"/>
      <style:text-properties officeooo:rsid="0014a204" officeooo:paragraph-rsid="0014a204"/>
    </style:style>
    <style:style style:name="P9" style:family="paragraph" style:parent-style-name="Standard">
      <style:paragraph-properties fo:line-height="100%" fo:text-align="start" style:justify-single-word="false"/>
      <style:text-properties officeooo:rsid="0012ca36" officeooo:paragraph-rsid="0012ca36"/>
    </style:style>
    <style:style style:name="P10" style:family="paragraph" style:parent-style-name="Standard">
      <style:paragraph-properties fo:line-height="100%" fo:text-align="start" style:justify-single-word="false"/>
      <style:text-properties style:font-name="Liberation Serif" fo:font-size="12pt" fo:font-weight="normal" officeooo:rsid="0012ca36" officeooo:paragraph-rsid="0012ca36" style:font-size-asian="12pt" style:font-weight-asian="normal" style:font-size-complex="12pt" style:font-weight-complex="normal"/>
    </style:style>
    <style:style style:name="T1" style:family="text">
      <style:text-properties officeooo:rsid="00165632"/>
    </style:style>
    <style:style style:name="T2" style:family="text">
      <style:text-properties officeooo:rsid="00198fd3"/>
    </style:style>
    <style:style style:name="T3" style:family="text">
      <style:text-properties officeooo:rsid="0012ca36"/>
    </style:style>
    <style:style style:name="T4" style:family="text">
      <style:text-properties officeooo:rsid="0014a204"/>
    </style:style>
    <style:style style:name="T5" style:family="text">
      <style:text-properties officeooo:rsid="0017f0b6"/>
    </style:style>
    <style:style style:name="T6" style:family="text">
      <style:text-properties officeooo:rsid="0012b6ec"/>
    </style:style>
    <style:style style:name="T7" style:family="text">
      <style:text-properties officeooo:rsid="0015bd51"/>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rrett Hutchinson</text:p>
      <text:p text:style-name="P1"><text:span text:style-name="T1">2/12</text:span>/2<text:span text:style-name="T1">6</text:span></text:p>
      <text:p text:style-name="P1">Prof. Shaik</text:p>
      <text:p text:style-name="P1">CSCI-4<text:span text:style-name="T1">3</text:span>50-001</text:p>
      <text:p text:style-name="P2">Sprint Report #<text:span text:style-name="T2">1</text:span></text:p>
      <text:p text:style-name="P3">Team <text:span text:style-name="T3">M</text:span>embership: Garrett Hutchinson, <text:span text:style-name="T4">Chloe Fenner, Toby Crabtree, Noah Williams, </text:span><text:span text:style-name="T5">Joseph Rutherford</text:span></text:p>
      <text:list text:style-name="L1">
        <text:list-item>
          <text:p text:style-name="P4">Scrum Master: Garrett Hutchinson</text:p>
        </text:list-item>
      </text:list>
      <text:p text:style-name="P3"/>
      <text:p text:style-name="P3">Sprint Goal:</text:p>
      <text:list text:style-name="L2">
        <text:list-item>
          <text:p text:style-name="P5">Get a Flask app up and running</text:p>
        </text:list-item>
        <text:list-item>
          <text:p text:style-name="P5">Create a baseline for a database</text:p>
        </text:list-item>
        <text:list-item>
          <text:p text:style-name="P5">Get familiar with the tools</text:p>
        </text:list-item>
      </text:list>
      <text:p text:style-name="P6"/>
      <text:p text:style-name="P6">Total Sprint Duration: around <text:span text:style-name="T6">1</text:span><text:span text:style-name="T4">4</text:span><text:span text:style-name="T6"> hours altogether</text:span></text:p>
      <text:p text:style-name="P7"/>
      <text:p text:style-name="P7">Tasks Preformed:</text:p>
      <text:list text:style-name="L3">
        <text:list-item>
          <text:p text:style-name="P8">Got everyone set up</text:p>
          <text:list>
            <text:list-item>
              <text:p text:style-name="P8">Done by: Everyone</text:p>
            </text:list-item>
            <text:list-item>
              <text:p text:style-name="P8">Status: done</text:p>
            </text:list-item>
            <text:list-item>
              <text:p text:style-name="P8">Challenges: Getting Flask to run properly on Windows did prove to be a bit of a challenge due to it being a bit more complicated that expected.</text:p>
            </text:list-item>
          </text:list>
        </text:list-item>
        <text:list-item>
          <text:p text:style-name="P8">Flask App is functional, GitHub repo is up</text:p>
          <text:list>
            <text:list-item>
              <text:p text:style-name="P8">Done by: Garrett Hutchinson</text:p>
            </text:list-item>
            <text:list-item>
              <text:p text:style-name="P8">Status: done</text:p>
            </text:list-item>
            <text:list-item>
              <text:p text:style-name="P8">Challenges: Like I mentioned earlier, getting to Flask on everyone else’s computers was a bit of a challenge. Creating the Git repository also proved to be a bit more cumbersome than expected, but that was mainly due to the software chosen.</text:p>
            </text:list-item>
          </text:list>
        </text:list-item>
        <text:list-item>
          <text:p text:style-name="P8">Created containers for each page</text:p>
          <text:list>
            <text:list-item>
              <text:p text:style-name="P8">Done by: Noah Williams</text:p>
            </text:list-item>
            <text:list-item>
              <text:p text:style-name="P8">Status: done</text:p>
            </text:list-item>
            <text:list-item>
              <text:p text:style-name="P8">Challenges:</text:p>
            </text:list-item>
          </text:list>
        </text:list-item>
        <text:list-item>
          <text:p text:style-name="P8">Created a basic database</text:p>
          <text:list>
            <text:list-item>
              <text:p text:style-name="P8">Done by: Toby Crabtree, Garrett Hutchinson</text:p>
            </text:list-item>
            <text:list-item>
              <text:p text:style-name="P8">Status: in progress</text:p>
            </text:list-item>
            <text:list-item>
              <text:p text:style-name="P8">Challenges: Finding software to easily work with the database too a little bit, but also planning out the database and deciding what we need and seeing what will be handled by MealDB. It is still a work in progress.</text:p>
            </text:list-item>
          </text:list>
        </text:list-item>
      </text:list>
      <text:p text:style-name="P9"><text:tab/></text:p>
      <text:p text:style-name="P9">Sprint Review</text:p>
      <text:p text:style-name="P9"><text:tab/><text:span text:style-name="T7">Since we are just starting out, we’re really just trying to get established so that we can start building momentum throughout the rest of the project. This was expected, though. We knew that it would take a bit to prepare, so we should still be on pace. Next week we’ll likely be working on the interface of the website a little while also figuring out how to integrate our databases, both our own and MealDB. The main challenge this sprint was staying organized, especially since we’ve had a couple people missing on some days, but we have successfully made our first steps in creating our program.</text:span></text:p>
      <text:p text:style-name="P9"><draw:frame draw:style-name="fr1" draw:name="Object1" text:anchor-type="char" svg:x="-0.7882in" svg:y="0.0972in" svg:width="8.5in" svg:height="2.061in" draw:z-index="0"><draw:object xlink:href="./Object 2" xlink:type="simple" xlink:show="embed" xlink:actuate="onLoad"/><draw:image xlink:href="./ObjectReplacements/Object 2" xlink:type="simple" xlink:show="embed" xlink:actuate="onLoad"/></draw:frame><text:soft-page-break/></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7T13:47:42.177423466</meta:creation-date>
    <dc:date>2026-02-17T10:02:28.697209070</dc:date>
    <meta:editing-duration>PT23M53S</meta:editing-duration>
    <meta:editing-cycles>5</meta:editing-cycles>
    <meta:generator>LibreOffice/25.8.4.2$Linux_X86_64 LibreOffice_project/580$Build-2</meta:generator>
    <meta:document-statistic meta:table-count="0" meta:image-count="0" meta:object-count="1" meta:page-count="2" meta:paragraph-count="32" meta:word-count="337" meta:character-count="1884" meta:non-whitespace-character-count="1596"/>
  </office:meta>
</office:document-meta>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0516in"/>
    </style:style>
    <style:style style:name="co2" style:family="table-column">
      <style:table-column-properties fo:break-before="auto" style:column-width="3.9925in"/>
    </style:style>
    <style:style style:name="co3" style:family="table-column">
      <style:table-column-properties fo:break-before="auto" style:column-width="0.7752in"/>
    </style:style>
    <style:style style:name="co4" style:family="table-column">
      <style:table-column-properties fo:break-before="auto" style:column-width="0.8181in"/>
    </style:style>
    <style:style style:name="co5" style:family="table-column">
      <style:table-column-properties fo:break-before="auto" style:column-width="1.3654in"/>
    </style:style>
    <style:style style:name="co6" style:family="table-column">
      <style:table-column-properties fo:break-before="auto" style:column-width="1.3972in"/>
    </style:style>
    <style:style style:name="co7" style:family="table-column">
      <style:table-column-properties fo:break-before="auto" style:column-width="0.5602in"/>
    </style:style>
    <style:style style:name="co8" style:family="table-column">
      <style:table-column-properties fo:break-before="auto" style:column-width="0.6783in"/>
    </style:style>
    <style:style style:name="co9" style:family="table-column">
      <style:table-column-properties fo:break-before="auto" style:column-width="0.4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E2 Project - Backlo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itle</text:p>
          </table:table-cell>
          <table:table-cell office:value-type="string" calcext:value-type="string">
            <text:p>URL</text:p>
          </table:table-cell>
          <table:table-cell office:value-type="string" calcext:value-type="string">
            <text:p>Assignees</text:p>
          </table:table-cell>
          <table:table-cell office:value-type="string" calcext:value-type="string">
            <text:p>Status</text:p>
          </table:table-cell>
          <table:table-cell office:value-type="string" calcext:value-type="string">
            <text:p>Linked pull requests</text:p>
          </table:table-cell>
          <table:table-cell office:value-type="string" calcext:value-type="string">
            <text:p>Sub-issues progress</text:p>
          </table:table-cell>
          <table:table-cell office:value-type="string" calcext:value-type="string">
            <text:p>Priority</text:p>
          </table:table-cell>
          <table:table-cell office:value-type="string" calcext:value-type="string">
            <text:p>Estimate</text:p>
          </table:table-cell>
          <table:table-cell office:value-type="string" calcext:value-type="string">
            <text:p>Size</text:p>
          </table:table-cell>
        </table:table-row>
        <table:table-row table:style-name="ro1">
          <table:table-cell office:value-type="string" calcext:value-type="string">
            <text:p>set up meal database</text:p>
          </table:table-cell>
          <table:table-cell office:value-type="string" calcext:value-type="string">
            <text:p>https://github.com/RandomFurret/SE2-Flask-Project/issues/4</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Link local database to flask app</text:p>
          </table:table-cell>
          <table:table-cell office:value-type="string" calcext:value-type="string">
            <text:p>https://github.com/RandomFurret/SE2-Flask-Project/issues/5</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create ingredients list in flask</text:p>
          </table:table-cell>
          <table:table-cell office:value-type="string" calcext:value-type="string">
            <text:p>https://github.com/RandomFurret/SE2-Flask-Project/issues/6</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integrate search funtionality with ingredients list</text:p>
          </table:table-cell>
          <table:table-cell office:value-type="string" calcext:value-type="string">
            <text:p>https://github.com/RandomFurret/SE2-Flask-Project/issues/7</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bookmark functionality</text:p>
          </table:table-cell>
          <table:table-cell office:value-type="string" calcext:value-type="string">
            <text:p>https://github.com/RandomFurret/SE2-Flask-Project/issues/8</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ingredient search functionality</text:p>
          </table:table-cell>
          <table:table-cell office:value-type="string" calcext:value-type="string">
            <text:p>https://github.com/RandomFurret/SE2-Flask-Project/issues/9</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optional) add functionality to upload recipes</text:p>
          </table:table-cell>
          <table:table-cell office:value-type="string" calcext:value-type="string">
            <text:p>https://github.com/RandomFurret/SE2-Flask-Project/issues/10</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optional) add ability to revoke permission to upload</text:p>
          </table:table-cell>
          <table:table-cell office:value-type="string" calcext:value-type="string">
            <text:p>https://github.com/RandomFurret/SE2-Flask-Project/issues/11</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optional) add keyword blacklist for user created recipes</text:p>
          </table:table-cell>
          <table:table-cell office:value-type="string" calcext:value-type="string">
            <text:p>https://github.com/RandomFurret/SE2-Flask-Project/issues/12</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optional) add grocery list page</text:p>
          </table:table-cell>
          <table:table-cell office:value-type="string" calcext:value-type="string">
            <text:p>https://github.com/RandomFurret/SE2-Flask-Project/issues/13</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optional) add a button that adds all missing ingredients for a recipe to the grocery page</text:p>
          </table:table-cell>
          <table:table-cell office:value-type="string" calcext:value-type="string">
            <text:p>https://github.com/RandomFurret/SE2-Flask-Project/issues/14</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option) add filter options for specific recipes (i.e. budget, quick, easy, mexican, european, etc.)</text:p>
          </table:table-cell>
          <table:table-cell office:value-type="string" calcext:value-type="string">
            <text:p>https://github.com/RandomFurret/SE2-Flask-Project/issues/15</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optional) add ability to double/triple ingredient amounts in recipes</text:p>
          </table:table-cell>
          <table:table-cell office:value-type="string" calcext:value-type="string">
            <text:p>https://github.com/RandomFurret/SE2-Flask-Project/issues/16</text:p>
          </table:table-cell>
          <table:table-cell/>
          <table:table-cell office:value-type="string" calcext:value-type="string">
            <text:p>Backlog</text:p>
          </table:table-cell>
          <table:table-cell table:number-columns-repeated="5"/>
        </table:table-row>
        <table:table-row table:style-name="ro1">
          <table:table-cell office:value-type="string" calcext:value-type="string">
            <text:p>create database for <text:s/>login information</text:p>
          </table:table-cell>
          <table:table-cell office:value-type="string" calcext:value-type="string">
            <text:p>https://github.com/RandomFurret/SE2-Flask-Project/issues/3</text:p>
          </table:table-cell>
          <table:table-cell/>
          <table:table-cell office:value-type="string" calcext:value-type="string">
            <text:p>In progress</text:p>
          </table:table-cell>
          <table:table-cell table:number-columns-repeated="5"/>
        </table:table-row>
        <table:table-row table:style-name="ro1">
          <table:table-cell office:value-type="string" calcext:value-type="string">
            <text:p>set up flask frame</text:p>
          </table:table-cell>
          <table:table-cell office:value-type="string" calcext:value-type="string">
            <text:p>https://github.com/RandomFurret/SE2-Flask-Project/issues/2</text:p>
          </table:table-cell>
          <table:table-cell/>
          <table:table-cell office:value-type="string" calcext:value-type="string">
            <text:p>Done (#1)</text:p>
          </table:table-cell>
          <table:table-cell table:number-columns-repeated="5"/>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3">00/00/0000</text:date>, <text:time style:data-style-name="N2" text:time-value="13:36:35.1941199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